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Converter.getMilliSeconds( long amount , String un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meConverter.Tim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meConverter.getMilliSeconds( String raw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